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07.71pt"/>
    </style:style>
    <style:style style:name="co2" style:family="table-column">
      <style:table-column-properties fo:break-before="auto" style:column-width="136.09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rojeyi_20_tüm_20_sıfırdan_20_başlatma_20_komutlarını_20_tek_20_sef...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yi tüm sıfırdan başlatma komutlarını tek sef...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Komut</text:p>
          </table:table-cell>
          <table:table-cell table:style-name="ce1" office:value-type="string" calcext:value-type="string">
            <text:p>Dizin</text:p>
          </table:table-cell>
          <table:table-cell table:style-name="ce1" office:value-type="string" calcext:value-type="string">
            <text:p>Amaç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tioctl install --set profile=default -y</text:p>
          </table:table-cell>
          <table:table-cell table:style-name="ce1" office:value-type="string" calcext:value-type="string">
            <text:p>(Herhangi bir dizin)</text:p>
          </table:table-cell>
          <table:table-cell table:style-name="ce1" office:value-type="string" calcext:value-type="string">
            <text:p>Istio Control Plane'i (Istiod) kurar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ubectl label namespace default istio-injection=enabled</text:p>
          </table:table-cell>
          <table:table-cell table:style-name="ce1" office:value-type="string" calcext:value-type="string">
            <text:p>(Herhangi bir dizin)</text:p>
          </table:table-cell>
          <table:table-cell table:style-name="ce1" office:value-type="string" calcext:value-type="string">
            <text:p>Pod'lara Sidecar Proxy enjeksiyonunu etkinleştirir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ubectl apply -f https://raw.githubusercontent.com/istio/istio/release-1.22/samples/addons/prometheus.yaml</text:p>
          </table:table-cell>
          <table:table-cell table:style-name="ce1" office:value-type="string" calcext:value-type="string">
            <text:p>(Herhangi bir dizin)</text:p>
          </table:table-cell>
          <table:table-cell table:style-name="ce1" office:value-type="string" calcext:value-type="string">
            <text:p>Prometheus metrik toplayıcısını kurar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ubectl apply -f https://raw.githubusercontent.com/istio/istio/release-1.22/samples/addons/grafana.yaml</text:p>
          </table:table-cell>
          <table:table-cell table:style-name="ce1" office:value-type="string" calcext:value-type="string">
            <text:p>(Herhangi bir dizin)</text:p>
          </table:table-cell>
          <table:table-cell table:style-name="ce1" office:value-type="string" calcext:value-type="string">
            <text:p>Grafana görselleştirme aracını kurar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d C:\Users\yusuf numan\microservices\product-service</text:p>
          </table:table-cell>
          <table:table-cell table:style-name="ce1" office:value-type="string" calcext:value-type="string">
            <text:p>product-service/</text:p>
          </table:table-cell>
          <table:table-cell table:style-name="ce1" office:value-type="string" calcext:value-type="string">
            <text:p>İmaj oluşturma dizinine geçer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cker build -t product-service:v1 .</text:p>
          </table:table-cell>
          <table:table-cell table:style-name="ce1" office:value-type="string" calcext:value-type="string">
            <text:p>product-service/</text:p>
          </table:table-cell>
          <table:table-cell table:style-name="ce1" office:value-type="string" calcext:value-type="string">
            <text:p>Product Service'in V1 imajını oluşturur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cker build -t product-service:v2 .</text:p>
          </table:table-cell>
          <table:table-cell table:style-name="ce1" office:value-type="string" calcext:value-type="string">
            <text:p>product-service/</text:p>
          </table:table-cell>
          <table:table-cell table:style-name="ce1" office:value-type="string" calcext:value-type="string">
            <text:p>Product Service'in V2 imajını oluşturur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d C:\Users\yusuf numan\microservices\k8s</text:p>
          </table:table-cell>
          <table:table-cell table:style-name="ce1" office:value-type="string" calcext:value-type="string">
            <text:p>k8s/</text:p>
          </table:table-cell>
          <table:table-cell table:style-name="ce1" office:value-type="string" calcext:value-type="string">
            <text:p>YAML dosyalarının olduğu dizine geçer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ubectl apply -f .</text:p>
          </table:table-cell>
          <table:table-cell table:style-name="ce1" office:value-type="string" calcext:value-type="string">
            <text:p>k8s/</text:p>
          </table:table-cell>
          <table:table-cell table:style-name="ce1" office:value-type="string" calcext:value-type="string">
            <text:p>Tüm K8s kaynaklarını (Deployment, Service, Gateway, VirtualService, DestinationRule) tek komutla uygular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ubectl get pods --all-namespaces</text:p>
          </table:table-cell>
          <table:table-cell table:style-name="ce1" office:value-type="string" calcext:value-type="string">
            <text:p>(Herhangi bir dizin)</text:p>
          </table:table-cell>
          <table:table-cell table:style-name="ce1" office:value-type="string" calcext:value-type="string">
            <text:p>Tüm Pod'ların (product-deployment, user-deployment, Prometheus, Grafana) 2/2 Running (Istio Sidecar enjekte edilmiş) olduğunu kontrol edin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ubectl port-forward svc/istio-ingressgateway 8080:80 -n istio-system</text:p>
          </table:table-cell>
          <table:table-cell/>
          <table:table-cell table:style-name="ce2" office:value-type="string" calcext:value-type="string">
            <text:p><text:a xlink:href="http://localhost:8080/products" xlink:type="simple">http://localhost:8080/products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ubectl port-forward svc/prometheus 9090:9090 -n istio-system</text:p>
          </table:table-cell>
          <table:table-cell/>
          <table:table-cell table:style-name="ce2" office:value-type="string" calcext:value-type="string">
            <text:p><text:a xlink:href="http://localhost:9090/" xlink:type="simple">http://localhost:9090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ubectl port-forward svc/grafana 8085:3000 -n istio-system</text:p>
          </table:table-cell>
          <table:table-cell/>
          <table:table-cell table:style-name="ce2" office:value-type="string" calcext:value-type="string">
            <text:p><text:a xlink:href="http://localhost:8085/" xlink:type="simple">http://localhost:8085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jeyi_20_tüm_20_sıfırdan_20_başlatma_20_komutlarını_20_tek_20_sef..." style:display-name="PageStyle_projeyi tüm sıfırdan başlatma komutlarını tek sef...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9" meta:object-count="0"/>
    <meta:generator>LibreOfficeDev/6.0.5.2$Linux_X86_64 LibreOffice_project/</meta:generator>
  </office:meta>
</office:document-meta>
</file>